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3333"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3333" style:font-name="Consolas" fo:font-size="14pt" style:font-name-asian="Consolas" style:font-size-asian="14pt" style:font-name-complex="Consolas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666ff" style:font-name="Consolas" fo:font-size="14pt" style:font-name-asian="Consolas" style:font-size-asian="14pt" style:font-name-complex="Consolas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9900" style:font-name="Consolas" fo:font-size="14pt" style:font-name-asian="Consolas" style:font-size-asian="14pt" style:font-name-complex="Consolas" style:font-size-complex="14pt"/>
    </style:style>
    <style:style style:name="P7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ff3333" style:font-name="Consolas" fo:font-size="14pt" style:font-name-asian="Consolas" style:font-size-asian="14pt" style:font-name-complex="Consolas" style:font-size-complex="14pt"/>
    </style:style>
    <style:style style:name="P8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ff3333" style:font-name="Consolas" fo:font-size="14pt" style:font-name-asian="Consolas" style:font-size-asian="14pt" style:font-name-complex="Consolas" style:font-size-complex="14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3333" style:font-name="Consolas" fo:font-size="14pt" style:font-name-asian="Consolas" style:font-size-asian="14pt" style:font-name-complex="Consolas" style:font-size-complex="14pt"/>
    </style:style>
    <style:style style:name="P10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6666ff" style:font-name="Consolas" fo:font-size="14pt" style:font-name-asian="Consolas" style:font-size-asian="14pt" style:font-name-complex="Consolas" style:font-size-complex="14pt"/>
    </style:style>
    <style:style style:name="P11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6666ff" style:font-name="Consolas" fo:font-size="14pt" style:font-name-asian="Consolas" style:font-size-asian="14pt" style:font-name-complex="Consolas" style:font-size-complex="14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666ff" style:font-name="Consolas" fo:font-size="14pt" style:font-name-asian="Consolas" style:font-size-asian="14pt" style:font-name-complex="Consolas"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9900" style:font-name="Consolas" fo:font-size="14pt" style:font-name-asian="Consolas" style:font-size-asian="14pt" style:font-name-complex="Consolas"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ccff" style:font-name="Consolas" fo:font-size="14pt" style:font-name-asian="Consolas" style:font-size-asian="14pt" style:font-name-complex="Consolas" style:font-size-complex="14pt"/>
    </style:style>
    <style:style style:name="P15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ccff" style:font-name="Consolas" fo:font-size="14pt" style:font-name-asian="Consolas" style:font-size-asian="14pt" style:font-name-complex="Consolas" style:font-size-complex="14pt"/>
    </style:style>
    <style:style style:name="T1" style:family="text">
      <style:text-properties fo:color="#6666ff" style:font-name="Consolas" style:font-name-asian="Consolas" style:font-name-complex="Consolas"/>
    </style:style>
    <style:style style:name="T2" style:family="text">
      <style:text-properties fo:color="#000000" style:font-name="Consolas" style:font-name-asian="Consolas" style:font-name-complex="Consolas"/>
    </style:style>
    <style:style style:name="T3" style:family="text">
      <style:text-properties fo:color="#00990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50341688008464330" text:style-name="L1">
        <text:list-header>
          <text:p text:style-name="P7">Ok, je suis entrée.</text:p>
          <text:p text:style-name="P15">(Philippe)</text:p>
        </text:list-header>
      </text:list>
      <text:p text:style-name="P14">Tu veux dire « nous », non ? </text:p>
      <text:list xml:id="list32563225" text:continue-numbering="true" text:style-name="L1">
        <text:list-header>
          <text:p text:style-name="P7">Bien sûr, c'est juste que c'est un peu ma phrase à moi.</text:p>
          <text:p text:style-name="P7"><text:span text:style-name="T3">T'es marrante.</text:span></text:p>
          <text:p text:style-name="P7"><text:span text:style-name="T3">Bon, notre objectif c'est de voler tous les dossiers top secret que ce commissariat à monté contre nous.</text:span></text:p>
        </text:list-header>
      </text:list>
      <text:p text:style-name="P2">Mais ils n'ont pas de sauvegardes de ces dossiers sur ordinateur ? </text:p>
      <text:p text:style-name="P5">(Ron)</text:p>
      <text:p text:style-name="P5">Justement si, c'est pour ça qu'il faudra aussi en faire planter un maximum.</text:p>
      <text:p text:style-name="P2">C'est noté.</text:p>
      <text:p text:style-name="P2"><text:span text:style-name="T3">Bien, nous trois on va s'occuper du plus gros morceau : la salle des archives. Est-ce que tu peux t'occuper du reste du bâtiment ?</text:span></text:p>
      <text:p text:style-name="P2">C'est dans mes cordes.</text:p>
      <text:p text:style-name="P2"><text:span text:style-name="T3">Je savais que je pouvais compter sur toi.</text:span></text:p>
      <text:p text:style-name="P14">Une dernière chose, évite de tabasser trop de policiers … Ça n'est pas comme si on était chez les méchants cette fois.</text:p>
      <text:p text:style-name="P2">Entendu.</text:p>
      <text:p text:style-name="P5">Allez les gars, c'est parti !</text:p>
      <text:p text:style-name="P2"/>
      <text:p text:style-name="P2"/>
      <text:p text:style-name="P2">Je crois que c'était le dernier … Je devrais aller retrouver les autres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3T09:14:46.09</meta:creation-date>
    <meta:generator>OpenOffice/4.1.7$Win32 OpenOffice.org_project/417m1$Build-9800</meta:generator>
    <dc:date>2020-11-13T12:33:51.40</dc:date>
    <meta:editing-duration>PT2H27M13S</meta:editing-duration>
    <meta:editing-cycles>9</meta:editing-cycles>
    <meta:document-statistic meta:table-count="0" meta:image-count="0" meta:object-count="0" meta:page-count="1" meta:paragraph-count="17" meta:word-count="157" meta:character-count="814"/>
  </office:meta>
</office:document-meta>
</file>